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>Thur Jan 4, 2018 <text:span text:style-name="T1">5.5</text:span> <text:span text:style-name="T1">miles</text:span> </text:p>
      <text:p text:style-name="P1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1"/>
      <text:p text:style-name="P1">Fri Jan 5, 2018 <text:span text:style-name="T1">5 miles</text:span></text:p>
      <text:p text:style-name="P1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1"/>
      <text:p text:style-name="P2">34.8 miles in the last week </text:p>
      <text:p text:style-name="P1"><text:soft-page-break/>Sat Jan 6, 2018 <text:span text:style-name="T1">no running </text:span></text:p>
      <text:p text:style-name="P2"/>
      <text:p text:style-name="P1">Sun Jan 7, 2018<text:span text:style-name="T1"> 5.5 miles <text:s text:c="2"/></text:span></text:p>
      <text:p text:style-name="P1">I ran on a treadmill at the Vernon YMCA.</text:p>
      <text:p text:style-name="P1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1">Mile splits: 10:00, 9:00, 9:00, 8:58, (4:01 + 3:47) = 7:48 </text:p>
      <text:p text:style-name="P1"/>
      <text:p text:style-name="P1">Mon Jan 8, 2018 <text:span text:style-name="T1">5.5 miles</text:span> </text:p>
      <text:p text:style-name="P1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8T19:16:51.11</dc:date>
    <dc:creator>James Lombardi</dc:creator>
    <meta:editing-duration>PT18H44M12S</meta:editing-duration>
    <meta:editing-cycles>109</meta:editing-cycles>
    <meta:generator>OpenOffice/4.1.2$Win32 OpenOffice.org_project/412m3$Build-9782</meta:generator>
    <meta:document-statistic meta:table-count="0" meta:image-count="0" meta:object-count="0" meta:page-count="2" meta:paragraph-count="31" meta:word-count="587" meta:character-count="2870"/>
  </office:meta>
</office:document-meta>
</file>